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0c1d" officeooo:paragraph-rsid="00170c1d"/>
    </style:style>
    <style:style style:name="P2" style:family="paragraph" style:parent-style-name="Standard">
      <style:text-properties officeooo:rsid="001dca9f" officeooo:paragraph-rsid="00209f70"/>
    </style:style>
    <style:style style:name="T1" style:family="text">
      <style:text-properties officeooo:rsid="001eab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ase Ballotti</text:p>
      <text:p text:style-name="P1"/>
      <text:p text:style-name="P2">I will be making a program that find movies that are well review but are not too popular. As we discussed in class I will be staring with imdb and attempt to quarry their JSON data, but if I struggle too much with that I will build and access my own server. <text:span text:style-name="T1">I want the program to pull data and quarry every week, so come the weekend I have new movies to watch on the weekend. </text:span></text:p>
      <text:p text:style-name="P2"/>
      <text:p text:style-name="P2"><text:span text:style-name="T1">The program will ask what the user wants as a parameter. Does the user want a top, new, hidden gem list of movies? Then uses that input to collect data from the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9:51:44.493711342</meta:creation-date>
    <dc:date>2019-12-02T20:30:27.608045001</dc:date>
    <meta:editing-duration>PT56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11" meta:character-count="559" meta:non-whitespace-character-count="450"/>
  </office:meta>
</office:document-meta>
</file>